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.132cm" fo:margin-right="0.053cm" fo:margin-top="0.053cm" fo:margin-bottom="0.053cm" loext:contextual-spacing="false" fo:text-indent="0cm" style:auto-text-indent="false"/>
    </style:style>
    <style:style style:name="P2" style:family="paragraph" style:parent-style-name="Heading_20_2">
      <style:text-properties officeooo:rsid="001ba5b1" officeooo:paragraph-rsid="001ba5b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https://www.cyberforum.ru/geometry/thread1344044.html</text:h>
      <text:h text:style-name="Heading_20_2" text:outline-level="2">Решение</text:h>
      <text:section text:style-name="Sect1" text:name="post_message_7054700">
        <text:p text:style-name="P1">Тут нужно сделать несколько проверок.<text:line-break/>1. Проверка того, что прямые АВ и СД лежат в одной плоскости. Это будет так, если <draw:frame draw:style-name="fr1" draw:name="Изображение1" text:anchor-type="as-char" svg:width="1.997cm" svg:height="0.998cm" draw:z-index="0"><draw:image xlink:href="https://www.cyberforum.ru/cgi-bin/latex.cgi?%5Cbegin%7Bvmatrix%7Dx_2-x_1%20%26amp%3B%20y_2-y_1%20%26amp%3B%20z_2-z_1%5C%5C%20x_3-x_1%20%26amp%3B%20y_3-y_1%20%26amp%3B%20z_3-z_1%5C%5C%20x_4-x_1%20%26amp%3B%20y_4-y_1%20%26amp%3B%20z_4-z_1%5Cend%7Bvmatrix%7D%20%3D0" xlink:type="simple" xlink:show="embed" xlink:actuate="onLoad"/><svg:title>https://www.cyberforum.ru/cgi-bin/latex.cgi?\begin{vmatrix}x_2-x_1 &amp; y_2-y_1 &amp; z_2-z_1\\ x_3-x_1 &amp; y_3-y_1 &amp; z_3-z_1\\ x_4-x_1 &amp; y_4-y_1 &amp; z_4-z_1\end{vmatrix} =0</svg:title></draw:frame>. Если это так, проверяем дальше.<text:line-break/>2. Точка на отрезке АВ выражается через координаты концов таким образом: <draw:frame draw:style-name="fr1" draw:name="Изображение2" text:anchor-type="as-char" svg:width="1.997cm" svg:height="0.998cm" draw:z-index="1"><draw:image xlink:href="https://www.cyberforum.ru/cgi-bin/latex.cgi?%5Cbar%7BOX%7D%20%3D%20u%20%5Cbar%7BOA%7D%20%2B%20%5Cleft%281-u%20%5Cright%29%5Cbar%7BOB%7D" xlink:type="simple" xlink:show="embed" xlink:actuate="onLoad"/><svg:title>https://www.cyberforum.ru/cgi-bin/latex.cgi?\bar{OX} = u \bar{OA} + \left(1-u \right)\bar{OB}</svg:title></draw:frame>, причём <draw:frame draw:style-name="fr1" draw:name="Изображение3" text:anchor-type="as-char" svg:width="1.997cm" svg:height="0.998cm" draw:z-index="2"><draw:image xlink:href="https://www.cyberforum.ru/cgi-bin/latex.cgi?u%20%5Cin%20%5Cleft%26%2391%3B0%3B1%20%5Cright%26%2393%3B" xlink:type="simple" xlink:show="embed" xlink:actuate="onLoad"/><svg:title>https://www.cyberforum.ru/cgi-bin/latex.cgi?u \in \left[0;1 \right]</svg:title></draw:frame>. Если этот параметр не в этих пределах, то точка Х лежит на продолжении отрезка АВ, а не на самом отрезке. Та же точка Х (пересечения) выражается через координаты концов С и Д так: <draw:frame draw:style-name="fr1" draw:name="Изображение4" text:anchor-type="as-char" svg:width="1.997cm" svg:height="0.998cm" draw:z-index="3"><draw:image xlink:href="https://www.cyberforum.ru/cgi-bin/latex.cgi?%5Cbar%7BOX%7D%20%3D%20v%20%5Cbar%7BOC%7D%20%2B%20%5Cleft%281-v%20%5Cright%29%5Cbar%7BOD%7D%2C%20%5C%3A%20v%20%5Cin%20%5Cleft%26%2391%3B0%3B1%20%5Cright%26%2393%3B" xlink:type="simple" xlink:show="embed" xlink:actuate="onLoad"/><svg:title>https://www.cyberforum.ru/cgi-bin/latex.cgi?\bar{OX} = v \bar{OC} + \left(1-v \right)\bar{OD}, \: v \in \left[0;1 \right]</svg:title></draw:frame>. Получаем <draw:frame draw:style-name="fr1" draw:name="Изображение5" text:anchor-type="as-char" svg:width="1.997cm" svg:height="0.998cm" draw:z-index="4"><draw:image xlink:href="https://www.cyberforum.ru/cgi-bin/latex.cgi?u%20%5Cleft%28%20%5Cbar%7BOA%7D%20-%5Cbar%7BOB%7D%5Cright%29%2B%20%5Cbar%7BOB%7D%3Dv%5Cleft%28%5Cbar%7BOC%7D-%5Cbar%7BOD%7D%20%5Cright%29%2B%5Cbar%7BOD%7D" xlink:type="simple" xlink:show="embed" xlink:actuate="onLoad"/><svg:title>https://www.cyberforum.ru/cgi-bin/latex.cgi?u \left( \bar{OA} -\bar{OB}\right)+ \bar{OB}=v\left(\bar{OC}-\bar{OD} \right)+\bar{OD}</svg:title></draw:frame><text:line-break/><draw:frame draw:style-name="fr1" draw:name="Изображение6" text:anchor-type="as-char" svg:width="1.997cm" svg:height="0.998cm" draw:z-index="5"><draw:image xlink:href="https://www.cyberforum.ru/cgi-bin/latex.cgi?u%20%5Cbar%7BBA%7D%20%2Bv%5Cbar%7BCD%7D%3D%5Cbar%7BBD%7D" xlink:type="simple" xlink:show="embed" xlink:actuate="onLoad"/><svg:title>https://www.cyberforum.ru/cgi-bin/latex.cgi?u \bar{BA} +v\bar{CD}=\bar{BD}</svg:title></draw:frame><text:line-break/>В координатах нужно решить систему по u и v<text:line-break/><draw:frame draw:style-name="fr1" draw:name="Изображение7" text:anchor-type="as-char" svg:width="1.997cm" svg:height="0.998cm" draw:z-index="6"><draw:image xlink:href="https://www.cyberforum.ru/cgi-bin/latex.cgi?%5Cleft%28%20%5Cleft.%5Cbegin%7Bmatrix%7Dx_1-x_2%20%26amp%3B%20x_4-x_3%5C%5C%20y_1-y_2%20%26amp%3B%20y_4-y_3%20%5Cend%7Bmatrix%7D%5Cright%7C%5Cbegin%7Bmatrix%7Dx_4-x_2%5C%5C%20y_4-y_2%5Cend%7Bmatrix%7D%5Cright%29" xlink:type="simple" xlink:show="embed" xlink:actuate="onLoad"/><svg:title>https://www.cyberforum.ru/cgi-bin/latex.cgi?\left( \left.\begin{matrix}x_1-x_2 &amp; x_4-x_3\\ y_1-y_2 &amp; y_4-y_3 \end{matrix}\right|\begin{matrix}x_4-x_2\\ y_4-y_2\end{matrix}\right)</svg:title></draw:frame><text:line-break/>Третьи координаты можно не проверять, так как все 4 точки уже лежат в одной плоскости. <text:line-break/>Решение системы: <draw:frame draw:style-name="fr1" draw:name="Изображение8" text:anchor-type="as-char" svg:width="1.997cm" svg:height="0.998cm" draw:z-index="7"><draw:image xlink:href="https://www.cyberforum.ru/cgi-bin/latex.cgi?%5Cleft%28u%3Bv%20%5Cright%29%3D%5Cleft%28%5Cfrac%7B%5Cbegin%7Bvmatrix%7Dx_4-x_2%20%26amp%3B%20x_4-x_3%5C%5C%20y_4-y_2%20%26amp%3B%20y_4-y_3%5Cend%7Bvmatrix%7D%7D%7B%5Cbegin%7Bvmatrix%7Dx_1-x_2%20%26amp%3B%20x_4-x_3%5C%5C%20y_1-y_2%20%26amp%3B%20y_4-y_3%5Cend%7Bvmatrix%7D%7D%3B%5C%3A%20%5Cfrac%7B%5Cbegin%7Bvmatrix%7Dx_1-x_2%20%26amp%3B%20x_4-x_2%5C%5C%20y_1-y_2%20%26amp%3B%20y_4-y_2%5Cend%7Bvmatrix%7D%7D%7B%5Cbegin%7Bvmatrix%7Dx_1-x_2%20%26amp%3B%20x_4-x_3%5C%5C%20y_1-y_2%20%26amp%3B%20y_4-y_3%5Cend%7Bvmatrix%7D%7D%20%5Cright%29" xlink:type="simple" xlink:show="embed" xlink:actuate="onLoad"/><svg:title>https://www.cyberforum.ru/cgi-bin/latex.cgi?\left(u;v \right)=\left(\frac{\begin{vmatrix}x_4-x_2 &amp; x_4-x_3\\ y_4-y_2 &amp; y_4-y_3\end{vmatrix}}{\begin{vmatrix}x_1-x_2 &amp; x_4-x_3\\ y_1-y_2 &amp; y_4-y_3\end{vmatrix}};\: \frac{\begin{vmatrix}x_1-x_2 &amp; x_4-x_2\\ y_1-y_2 &amp; y_4-y_2\end{vmatrix}}{\begin{vmatrix}x_1-x_2 &amp; x_4-x_3\\ y_1-y_2 &amp; y_4-y_3\end{vmatrix}} \right)</svg:title></draw:frame><text:line-break/>Оба эти числа должны быть от 0 до 1 , это нужно проверять.<text:line-break/>3. Искомая точка пересечения <draw:frame draw:style-name="fr1" draw:name="Изображение9" text:anchor-type="as-char" svg:width="1.997cm" svg:height="0.998cm" draw:z-index="8"><draw:image xlink:href="https://www.cyberforum.ru/cgi-bin/latex.cgi?X%5Cleft%28u%5Cleft%28x_1-x_2%20%5Cright%29%2Bx_2%20%3B%20%5C%3A%20u%5Cleft%28y_1-y_2%20%5Cright%29%2By_2%3B%20%5C%3A%20u%5Cleft%28z_1-z_2%20%5Cright%29%2Bz_2%5Cright%29" xlink:type="simple" xlink:show="embed" xlink:actuate="onLoad"/><svg:title>https://www.cyberforum.ru/cgi-bin/latex.cgi?X\left(u\left(x_1-x_2 \right)+x_2 ; \: u\left(y_1-y_2 \right)+y_2; \: u\left(z_1-z_2 \right)+z_2\right)</svg:title></draw:frame> 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17:10:51.820347404</meta:creation-date>
    <dc:date>2021-04-19T17:13:03.187004917</dc:date>
    <meta:editing-duration>PT2M13S</meta:editing-duration>
    <meta:editing-cycles>1</meta:editing-cycles>
    <meta:document-statistic meta:table-count="0" meta:image-count="9" meta:object-count="0" meta:page-count="1" meta:paragraph-count="3" meta:word-count="121" meta:character-count="731" meta:non-whitespace-character-count="606"/>
    <meta:generator>LibreOffice/5.1.2.2$Linux_X86_64 LibreOffice_project/10m0$Build-2</meta:generator>
  </office:meta>
</office:document-meta>
</file>